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Gayathri ThinGayathri Thin" svg:font-family="'Gayathri ThinGayathri Thin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line-height="100%" fo:text-align="center" style:justify-single-word="false"/>
      <style:text-properties style:font-name="Gayathri Thin" fo:font-size="12pt" officeooo:paragraph-rsid="001c7951" style:font-size-asian="12pt" style:font-size-complex="12pt"/>
    </style:style>
    <style:style style:name="P2" style:family="paragraph" style:parent-style-name="Preformatted_20_Text">
      <style:paragraph-properties fo:line-height="100%"/>
      <style:text-properties style:font-name="Gayathri Thin" fo:font-size="12pt" officeooo:paragraph-rsid="001c7951" style:font-size-asian="12pt" style:font-size-complex="12pt"/>
    </style:style>
    <style:style style:name="P3" style:family="paragraph" style:parent-style-name="Text_20_body">
      <style:paragraph-properties fo:line-height="100%"/>
      <style:text-properties style:font-name="Gayathri Thin" fo:font-size="12pt" officeooo:paragraph-rsid="001c7951" style:font-size-asian="12pt" style:font-size-complex="12pt"/>
    </style:style>
    <style:style style:name="P4" style:family="paragraph" style:parent-style-name="Preformatted_20_Text">
      <style:text-properties style:font-name="Gayathri Thin" fo:font-size="12pt" officeooo:paragraph-rsid="001b7347" style:font-size-asian="12pt" style:font-size-complex="12pt"/>
    </style:style>
    <style:style style:name="P5" style:family="paragraph" style:parent-style-name="Preformatted_20_Text">
      <style:text-properties style:font-name="Gayathri Thin" fo:font-size="12pt" style:font-size-asian="12pt" style:font-size-complex="12pt"/>
    </style:style>
    <style:style style:name="P6" style:family="paragraph" style:parent-style-name="Preformatted_20_Text">
      <style:text-properties style:font-name="Gayathri Thin" fo:font-size="12pt" officeooo:paragraph-rsid="001f88c0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style:font-name="Gayathri Thin" fo:font-size="12pt" style:font-size-asian="12pt" style:font-size-complex="12pt"/>
    </style:style>
    <style:style style:name="P8" style:family="paragraph" style:parent-style-name="Preformatted_20_Text">
      <style:paragraph-properties fo:line-height="100%"/>
      <style:text-properties style:font-name="Gayathri Thin" fo:font-size="12pt" officeooo:rsid="00023cf7" officeooo:paragraph-rsid="001c7951" style:font-size-asian="12pt" style:font-size-complex="12pt"/>
    </style:style>
    <style:style style:name="P9" style:family="paragraph" style:parent-style-name="Text_20_body">
      <style:text-properties style:font-name="Gayathri Thin" fo:font-size="12pt" officeooo:paragraph-rsid="001dd163" style:font-size-asian="12pt" style:font-size-complex="12pt"/>
    </style:style>
    <style:style style:name="P10" style:family="paragraph" style:parent-style-name="Preformatted_20_Text">
      <style:paragraph-properties fo:line-height="100%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00%"/>
      <style:text-properties style:font-name="Gayathri Thin" fo:font-size="12pt" fo:font-weight="bold" officeooo:rsid="00023cf7" officeooo:paragraph-rsid="001c7951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Gayathri Thin" fo:font-size="12pt" fo:font-weight="bold" officeooo:paragraph-rsid="001b7347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Gayathri Thin" fo:font-size="12pt" fo:font-weight="bold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Gayathri Thin" fo:font-size="12pt" fo:font-style="italic" fo:font-weight="bold" officeooo:paragraph-rsid="001b7347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Preformatted_20_Text">
      <style:text-properties style:font-name="Gayathri Thi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Text_20_body">
      <style:paragraph-properties fo:line-height="100%"/>
      <style:text-properties style:font-name="Gayathri Thin" officeooo:rsid="00023cf7" officeooo:paragraph-rsid="001c7951"/>
    </style:style>
    <style:style style:name="P17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23cf7" officeooo:paragraph-rsid="001c7951" style:font-size-asian="12pt" style:font-weight-asian="normal" style:font-size-complex="12pt" style:font-weight-complex="normal"/>
    </style:style>
    <style:style style:name="P18" style:family="paragraph" style:parent-style-name="Heading_20_3">
      <style:paragraph-properties fo:line-height="100%" fo:text-align="center" style:justify-single-word="false"/>
      <style:text-properties fo:color="#000000" loext:opacity="100%" style:font-name="Gayathri Thin" fo:font-size="12pt" fo:font-weight="normal" officeooo:rsid="00039a3e" officeooo:paragraph-rsid="001dd163" fo:background-color="transparent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39a3e" officeooo:paragraph-rsid="001c7951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1fa7ea" officeooo:paragraph-rsid="001fa7ea" fo:background-color="transparent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line-height="100%" fo:text-align="center" style:justify-single-word="false"/>
      <style:text-properties fo:color="#000000" loext:opacity="100%" style:font-name="Gayathri Thin" fo:font-size="12pt" fo:font-weight="normal" officeooo:rsid="001fa7ea" officeooo:paragraph-rsid="001fa7ea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bold" officeooo:rsid="00039a3e" officeooo:paragraph-rsid="001dd163" fo:background-color="transparent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weight="bold" officeooo:rsid="00039a3e" officeooo:paragraph-rsid="001c7951" fo:background-color="#ffff00" style:font-weight-asian="bold" style:font-weight-complex="bold"/>
    </style:style>
    <style:style style:name="P24" style:family="paragraph" style:parent-style-name="Preformatted_20_Text">
      <style:paragraph-properties fo:text-align="end" style:justify-single-word="false"/>
      <style:text-properties fo:color="#000000" loext:opacity="100%" style:font-name="Gayathri Thin" fo:font-size="14pt" fo:font-weight="bold" officeooo:rsid="001b3ed5" officeooo:paragraph-rsid="001b3ed5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weight="normal" officeooo:rsid="00039a3e" officeooo:paragraph-rsid="001c7951" fo:background-color="transparent" style:font-weight-asian="normal" style:font-weight-complex="normal"/>
    </style:style>
    <style:style style:name="P26" style:family="paragraph" style:parent-style-name="Text_20_body">
      <style:paragraph-properties fo:line-height="100%"/>
      <style:text-properties officeooo:paragraph-rsid="001c7951"/>
    </style:style>
    <style:style style:name="P27" style:family="paragraph" style:parent-style-name="Preformatted_20_Text">
      <style:paragraph-properties fo:margin-top="0in" fo:margin-bottom="0.1965in" style:contextual-spacing="false"/>
      <style:text-properties officeooo:paragraph-rsid="001dd163"/>
    </style:style>
    <style:style style:name="P28" style:family="paragraph" style:parent-style-name="Preformatted_20_Text">
      <style:text-properties officeooo:paragraph-rsid="001dd163"/>
    </style:style>
    <style:style style:name="P29" style:family="paragraph" style:parent-style-name="Text_20_body">
      <style:text-properties officeooo:paragraph-rsid="001dd163"/>
    </style:style>
    <style:style style:name="P30" style:family="paragraph" style:parent-style-name="Preformatted_20_Text">
      <style:paragraph-properties fo:text-align="center" style:justify-single-word="false"/>
      <style:text-properties fo:color="#c9211e" loext:opacity="100%" style:font-name="Gayathri Thin" fo:font-size="14pt" fo:font-weight="bold" style:font-size-asian="14pt" style:font-weight-asian="bold" style:font-size-complex="14pt" style:font-weight-complex="bold"/>
    </style:style>
    <style:style style:name="P31" style:family="paragraph" style:parent-style-name="Preformatted_20_Text">
      <style:paragraph-properties fo:line-height="100%" fo:text-align="center" style:justify-single-word="false"/>
      <style:text-properties fo:color="#c9211e" loext:opacity="100%" style:font-name="Gayathri Thin" fo:font-size="12pt" fo:font-weight="bold" officeooo:rsid="00023cf7" officeooo:paragraph-rsid="001c7951" fo:background-color="#ffff00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00%" fo:text-align="center" style:justify-single-word="false"/>
      <style:text-properties fo:color="#861141" loext:opacity="100%" style:font-name="Gayathri Thin" fo:font-weight="bold" officeooo:rsid="00039a3e" officeooo:paragraph-rsid="001c7951" fo:background-color="#ffff00" style:font-weight-asian="bold" style:font-weight-complex="bold"/>
    </style:style>
    <style:style style:name="P33" style:family="paragraph" style:parent-style-name="Preformatted_20_Text">
      <style:paragraph-properties fo:text-align="center" style:justify-single-word="false"/>
      <style:text-properties fo:color="#c9211e" loext:opacity="100%" style:font-name="Gayathri Thin" fo:font-size="12pt" fo:font-weight="bold" fo:background-color="#ffff00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fo:color="#c9211e" loext:opacity="100%" style:font-name="Gayathri Thin" fo:font-size="12pt" fo:font-weight="bold" officeooo:paragraph-rsid="001f88c0" fo:background-color="#ffff00" style:font-size-asian="12pt" style:font-weight-asian="bold" style:font-size-complex="12pt" style:font-weight-complex="bold"/>
    </style:style>
    <style:style style:name="P35" style:family="paragraph" style:parent-style-name="Preformatted_20_Text">
      <style:text-properties style:font-name="Gayathri Thin" fo:font-size="12pt" fo:font-weight="bold" officeooo:paragraph-rsid="001f88c0" style:font-size-asian="12pt" style:font-weight-asian="bold" style:font-size-complex="12pt" style:font-weight-complex="bold"/>
    </style:style>
    <style:style style:name="P36" style:family="paragraph" style:parent-style-name="Preformatted_20_Text">
      <style:text-properties style:font-name="Gayathri Thin" fo:font-size="12pt" fo:font-weight="bold" style:font-size-asian="12pt" style:font-weight-asian="bold" style:font-size-complex="12pt" style:font-weight-complex="bold"/>
    </style:style>
    <style:style style:name="P37" style:family="paragraph" style:parent-style-name="Preformatted_20_Text">
      <style:text-properties style:font-name="Gayathri Thin" fo:font-size="12pt" fo:font-weight="bold" fo:background-color="#ffaa95" style:font-size-asian="12pt" style:font-weight-asian="bold" style:font-size-complex="12pt" style:font-weight-complex="bold"/>
    </style:style>
    <style:style style:name="P38" style:family="paragraph" style:parent-style-name="Preformatted_20_Text">
      <style:text-properties style:font-name="Gayathri Thi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Text_20_body" style:list-style-name="L1">
      <style:paragraph-properties fo:line-height="100%"/>
      <style:text-properties officeooo:paragraph-rsid="001c7951"/>
    </style:style>
    <style:style style:name="P40" style:family="paragraph" style:parent-style-name="Text_20_body" style:list-style-name="L2">
      <style:paragraph-properties fo:line-height="100%"/>
      <style:text-properties officeooo:paragraph-rsid="001c7951"/>
    </style:style>
    <style:style style:name="P41" style:family="paragraph" style:parent-style-name="Text_20_body" style:list-style-name="L4">
      <style:paragraph-properties fo:line-height="100%"/>
      <style:text-properties officeooo:paragraph-rsid="001c7951"/>
    </style:style>
    <style:style style:name="P42" style:family="paragraph" style:parent-style-name="Text_20_body" style:list-style-name="L5">
      <style:paragraph-properties fo:line-height="100%"/>
      <style:text-properties officeooo:paragraph-rsid="001c7951"/>
    </style:style>
    <style:style style:name="P43" style:family="paragraph" style:parent-style-name="Text_20_body" style:list-style-name="L6">
      <style:paragraph-properties fo:line-height="100%"/>
      <style:text-properties officeooo:paragraph-rsid="001c7951"/>
    </style:style>
    <style:style style:name="P44" style:family="paragraph" style:parent-style-name="Text_20_body" style:list-style-name="L3">
      <style:paragraph-properties fo:line-height="100%"/>
      <style:text-properties style:font-name="Gayathri Thin" officeooo:paragraph-rsid="001c7951"/>
    </style:style>
    <style:style style:name="P45" style:family="paragraph" style:parent-style-name="Text_20_body" style:list-style-name="L5">
      <style:paragraph-properties fo:line-height="100%"/>
      <style:text-properties style:font-name="Gayathri Thin" officeooo:paragraph-rsid="001c7951"/>
    </style:style>
    <style:style style:name="P46" style:family="paragraph" style:parent-style-name="Text_20_body" style:list-style-name="L6">
      <style:paragraph-properties fo:line-height="100%"/>
      <style:text-properties style:font-name="Gayathri Thin" officeooo:paragraph-rsid="001c7951"/>
    </style:style>
    <style:style style:name="P47" style:family="paragraph" style:parent-style-name="Text_20_body" style:list-style-name="L7">
      <style:text-properties officeooo:paragraph-rsid="001dd163"/>
    </style:style>
    <style:style style:name="P48" style:family="paragraph" style:parent-style-name="Text_20_body" style:list-style-name="L7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039a3e" officeooo:paragraph-rsid="001dd163" fo:background-color="transparent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20c26e" officeooo:paragraph-rsid="0020c26e" fo:background-color="transparent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line-height="100%" fo:text-align="center" style:justify-single-word="false"/>
      <style:text-properties fo:color="#000000" loext:opacity="100%" style:font-name="Gayathri Thin" fo:font-size="12pt" fo:font-weight="normal" officeooo:rsid="0020c26e" officeooo:paragraph-rsid="0020c26e" fo:background-color="transparent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21b3b7" officeooo:paragraph-rsid="0021b3b7" fo:background-color="transparent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line-height="100%" fo:text-align="center" style:justify-single-word="false"/>
      <style:text-properties fo:color="#000000" loext:opacity="100%" style:font-name="Gayathri Thin" fo:font-size="12pt" fo:font-weight="normal" officeooo:rsid="0021b3b7" officeooo:paragraph-rsid="0021b3b7" fo:background-color="transparent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line-height="100%" fo:text-align="start" style:justify-single-word="false"/>
      <style:text-properties fo:color="#000000" loext:opacity="100%" style:font-name="Gayathri Thin" fo:font-size="12pt" fo:font-weight="normal" officeooo:rsid="002326ff" officeooo:paragraph-rsid="002326ff" fo:background-color="transparent" style:font-size-asian="12pt" style:font-weight-asian="normal" style:font-size-complex="12pt" style:font-weight-complex="normal"/>
    </style:style>
    <style:style style:name="P54" style:family="paragraph" style:parent-style-name="Text_20_body" style:list-style-name="L8"/>
    <style:style style:name="P55" style:family="paragraph" style:parent-style-name="Text_20_body">
      <style:paragraph-properties fo:line-height="100%" fo:text-align="center" style:justify-single-word="false"/>
      <style:text-properties fo:color="#c9211e" loext:opacity="100%" style:font-name="Gayathri Thin" fo:font-size="12pt" fo:font-weight="bold" officeooo:rsid="0020c26e" officeooo:paragraph-rsid="0020c26e" fo:background-color="#ffff00" style:font-size-asian="12pt" style:font-weight-asian="bold" style:font-size-complex="12pt" style:font-weight-complex="bold"/>
    </style:style>
    <style:style style:name="P56" style:family="paragraph" style:parent-style-name="Text_20_body" style:list-style-name="L9">
      <style:text-properties style:font-name="Gayathri Thin" fo:background-color="transparent"/>
    </style:style>
    <style:style style:name="P57" style:family="paragraph" style:parent-style-name="Text_20_body" style:list-style-name="L10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aa95" loext:char-shading-value="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c9211e" loext:opacity="100%" style:font-name="Gayathri Thin" fo:font-weight="bold" officeooo:rsid="00023cf7" fo:background-color="#ffff00" loext:char-shading-value="0" style:font-weight-asian="bold" style:font-weight-complex="bold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7" style:family="text">
      <style:text-properties fo:color="#c9211e" loext:opacity="100%" fo:background-color="#ffff00" loext:char-shading-value="0"/>
    </style:style>
    <style:style style:name="T8" style:family="text">
      <style:text-properties style:font-name="Gayathri Thin"/>
    </style:style>
    <style:style style:name="T9" style:family="text">
      <style:text-properties style:font-name="Gayathri Thin" fo:font-size="12pt" style:font-size-asian="12pt" style:font-size-complex="12pt"/>
    </style:style>
    <style:style style:name="T10" style:family="text">
      <style:text-properties style:font-name="Gayathri Thin" fo:font-size="12pt" fo:background-color="#ffff00" loext:char-shading-value="0" style:font-size-asian="12pt" style:font-size-complex="12pt"/>
    </style:style>
    <style:style style:name="T11" style:family="text">
      <style:text-properties fo:font-weight="normal" fo:background-color="transparent" loext:char-shading-value="0" style:font-weight-asian="normal" style:font-weight-complex="normal"/>
    </style:style>
    <style:style style:name="T12" style:family="text">
      <style:text-properties fo:color="#1c1c1c" loext:opacity="100%" fo:background-color="#ffff00" loext:char-shading-value="0"/>
    </style:style>
    <style:style style:name="T13" style:family="text">
      <style:text-properties fo:color="#611729" loext:opacity="100%" fo:font-weight="bold" fo:background-color="#ffff00" loext:char-shading-value="0" style:font-weight-asian="bold" style:font-weight-complex="bold"/>
    </style:style>
    <style:style style:name="T14" style:family="text">
      <style:text-properties fo:color="#611729" loext:opacity="100%" style:font-name="Gayathri Thin" fo:font-weight="bold" fo:background-color="#ffff00" loext:char-shading-value="0" style:font-weight-asian="bold" style:font-weight-complex="bold"/>
    </style:style>
    <style:style style:name="T15" style:family="text">
      <style:text-properties fo:background-color="#ffff00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style:font-name="Gayathri Thin" fo:background-color="transparent" loext:char-shading-value="0"/>
    </style:style>
    <style:style style:name="T18" style:family="text">
      <style:text-properties fo:color="#f10d0c" loext:opacity="100%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11/07/2025</text:p>
      <text:p text:style-name="P30">Metodi Fondamentali in JavaScript</text:p>
      <text:p text:style-name="P12">COSA SONO I METODI</text:p>
      <text:p text:style-name="P14">UN metodo è una funzione associata a un oggetto.</text:p>
      <text:p text:style-name="P4">ex:</text:p>
      <text:p text:style-name="P4"/>
      <text:p text:style-name="P4">let persona = {</text:p>
      <text:p text:style-name="P4"><text:s text:c="2"/>nome: "Luca",</text:p>
      <text:p text:style-name="P4"><text:s text:c="2"/>saluta: function() {</text:p>
      <text:p text:style-name="P4"><text:s text:c="4"/>console.log("Ciao, sono " + this.nome);</text:p>
      <text:p text:style-name="P4"><text:s text:c="2"/>}</text:p>
      <text:p text:style-name="P4">};</text:p>
      <text:p text:style-name="P4"/>
      <text:p text:style-name="P4">persona.saluta(); // metodo</text:p>
      <text:p text:style-name="P4"/>
      <text:p text:style-name="P4">saluta --&gt; metodo di 'persona'</text:p>
      <text:p text:style-name="P4">this.nome fa riferimento all'attributo nome dell'oggetto.</text:p>
      <text:p text:style-name="P4"/>
      <text:p text:style-name="P33">Il Metodo push</text:p>
      <text:p text:style-name="P5">Il metodo push è un metodo mutativo che opera sugli array. Esso consente di aggiungere uno o più elementi alla fine dell’array su cui viene invocato. </text:p>
      <text:p text:style-name="P5">L’invocazione di push comporta una modifica dello stato interno dell’array esistente, estendendone la lunghezza.</text:p>
      <text:p text:style-name="P5"><text:span text:style-name="T3"><text:tab/><text:tab/>array.push(elem1, elem2, ...)</text:span>;</text:p>
      <text:p text:style-name="P5">Parametri: uno o più elementi da aggiungere in coda all’array.</text:p>
      <text:p text:style-name="P5">Ritorno: restituisce la nuova lunghezza dell’array dopo l’aggiunta.</text:p>
      <text:p text:style-name="P13">Esempi</text:p>
      <text:p text:style-name="P5">let train = [element1, element2];</text:p>
      <text:p text:style-name="P5">let newLenght = train.push(element3, element4);</text:p>
      <text:p text:style-name="P5"/>
      <text:p text:style-name="P5">In questo esempio, element3 ed element4 vengono appesi in coda all’array train. </text:p>
      <text:p text:style-name="P5">La variabile newLenght conterrà la nuova dimensione complessiva dell’array risultante.</text:p>
      <text:p text:style-name="P13">Proprietà di Mutabilità</text:p>
      <text:p text:style-name="P5">Essendo un metodo mutativo, push modifica direttamente l’array originale su cui è invocato. </text:p>
      <text:p text:style-name="P5">Tale comportamento può influenzare la leggibilità e la prevedibilità del codice, specialmente in ambienti in cui si predilige la programmazione funzionale.</text:p>
      <text:p text:style-name="P5"/>
      <text:p text:style-name="P13">Principio della Località dei Dati</text:p>
      <text:p text:style-name="P5">Il metodo push sfrutta la località d’estensione degli array, </text:p>
      <text:p text:style-name="P5">ovvero si limita ad appendere nuovi elementi esclusivamente in coda. </text:p>
      <text:p text:style-name="P5">Questo comportamento favorisce un accesso più efficiente in termini di memoria e prestazioni, </text:p>
      <text:p text:style-name="P5">in quanto non richiede spostamenti degli elementi già presenti nell’array.</text:p>
      <text:p text:style-name="P5"/>
      <text:p text:style-name="P6"><text:tab/></text:p>
      <text:p text:style-name="P35"/>
      <text:p text:style-name="P35"/>
      <text:p text:style-name="P35"/>
      <text:p text:style-name="P35"/>
      <text:p text:style-name="P34">Il Metodo concat</text:p>
      <text:p text:style-name="P13"><text:soft-page-break/>Descrizione Generale</text:p>
      <text:p text:style-name="P5">Il metodo concat è un metodo non mutativo che serve a creare un nuovo array, </text:p>
      <text:p text:style-name="P5">risultante dalla concatenazione dell’array chiamante con uno o più argomenti passati. </text:p>
      <text:p text:style-name="P5">A differenza di push, non modifica l’array originale, ma restituisce un nuovo array indipendente.</text:p>
      <text:p text:style-name="P5"><text:span text:style-name="T3"><text:tab/><text:tab/><text:tab/><text:tab/><text:tab/>array1.concat(array2, arg1, ...)</text:span>;</text:p>
      <text:p text:style-name="P5">Parametri:</text:p>
      <text:p text:style-name="P5">Se l’argomento è un array, i suoi elementi vengono espansi ed inseriti nel nuovo array.</text:p>
      <text:p text:style-name="P5">Se l’argomento è un valore, viene inserito come singolo elemento.</text:p>
      <text:p text:style-name="P5">Ritorno: un nuovo array che rappresenta la concatenazione.</text:p>
      <text:p text:style-name="P13">Esempio:</text:p>
      <text:p text:style-name="P5">let convoy1 = ['A', 'B'];</text:p>
      <text:p text:style-name="P5">let convoy2 = ['C', 'D'];</text:p>
      <text:p text:style-name="P5">let newTrain = convoy1.concat(convoy2, 'E');</text:p>
      <text:p text:style-name="P5">In questo caso, newTrain conterrà l’array ['A', 'B', 'C', 'D', 'E'], </text:p>
      <text:p text:style-name="P5">risultante dalla concatenazione degli elementi di convoy1, convoy2 e del valore singolo 'E'.</text:p>
      <text:p text:style-name="P5"><text:span text:style-name="T1"><text:s/></text:span><text:span text:style-name="T2">Proprietà di Immutabilità</text:span></text:p>
      <text:p text:style-name="P5">Essendo non mutativo, concat non altera il contenuto né la struttura degli array originali. </text:p>
      <text:p text:style-name="P5">Questo approccio è particolarmente utile per evitare effetti collaterali non desiderati e si inserisce nel paradigma della programmazione funzionale.</text:p>
      <text:p text:style-name="P37">Purezza delle Funzioni</text:p>
      <text:p text:style-name="P5">Il metodo concat si avvicina al paradigma funzionale, poiché non altera dati esterni. </text:p>
      <text:p text:style-name="P5">Tale purezza facilita il reasoning e il testing, in quanto il comportamento della funzione dipende esclusivamente dagli input forniti e non dallo stato esterno.</text:p>
      <text:p text:style-name="P13">Mutabilità vs. Immutabilità</text:p>
      <text:p text:style-name="P5">Metodo mutativo: modifica lo stato interno dell’array su cui opera (es. push).</text:p>
      <text:p text:style-name="P5"/>
      <text:p text:style-name="P5">Metodo non mutativo: restituisce un nuovo array, lasciando invariati gli array originali (es. concat).</text:p>
      <text:p text:style-name="P13">Considerazioni</text:p>
      <text:p text:style-name="P5">La distinzione tra mutabilità e immutabilità è centrale in molte discipline della programmazione.</text:p>
      <text:p text:style-name="P5">L’uso di metodi mutativi può risultare più performante in certi contesti, ma rende più difficile il tracciamento dello stato.</text:p>
      <text:p text:style-name="P5">Al contrario, i metodi non mutativi favoriscono la scrittura di codice più sicuro, prevedibile e testabile.</text:p>
      <text:p text:style-name="P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3"><text:soft-page-break/>Il Metodo includes</text:p>
      <text:p text:style-name="P13">Descrizione Generale</text:p>
      <text:p text:style-name="P5">includes è un metodo che permette di verificare se un array contiene un certo valore. </text:p>
      <text:p text:style-name="P5">Si tratta di una funzionalità estremamente comoda e leggibile, particolarmente utile nei controlli condizionali.</text:p>
      <text:p text:style-name="P13"/>
      <text:p text:style-name="P15"><text:tab/><text:tab/><text:tab/>array.includes(valoreCercato)</text:p>
      <text:p text:style-name="P5">Parametri: il valore da cercare all’interno dell’array.</text:p>
      <text:p text:style-name="P5">Ritorno: true se il valore è presente, false in caso contrario.</text:p>
      <text:p text:style-name="P13">Esempio</text:p>
      <text:p text:style-name="P5">let unique = [1, 2, 3, 5, 4];</text:p>
      <text:p text:style-name="P5">unique.includes(3); // true</text:p>
      <text:p text:style-name="P5">In questo esempio, l’array unique include il valore 3, pertanto il metodo restituisce true.</text:p>
      <text:p text:style-name="P13">Funzionamento Interno</text:p>
      <text:p text:style-name="P5">Il metodo esegue una ricerca sequenziale attraverso l’array, </text:p>
      <text:p text:style-name="P5">confrontando ciascun elemento con il valore cercato. Il confronto avviene utilizzando l’operatore di uguaglianza (==). </text:p>
      <text:p text:style-name="P5">La ricerca si arresta non appena viene trovata una corrispondenza.</text:p>
      <text:p text:style-name="P5"/>
      <text:p text:style-name="P7"><text:span text:style-name="T1"><text:s/></text:span><text:span text:style-name="T6">Metodo</text:span><text:span text:style-name="T5"> </text:span><text:span text:style-name="T6">indexOf</text:span></text:p>
      <text:p text:style-name="P13">Descrizione Generale</text:p>
      <text:p text:style-name="P5">Il metodo indexOf consente di cercare un elemento all’interno di un array e restituisce l’indice della prima occorrenza trovata. </text:p>
      <text:p text:style-name="P5">Se l’elemento non è presente, restituisce -1.</text:p>
      <text:p text:style-name="P15"><text:tab/><text:tab/><text:tab/>array.indexOf(elementoDaCercare)</text:p>
      <text:p text:style-name="P5">Parametri: l’elemento da cercare.</text:p>
      <text:p text:style-name="P5">Ritorno: indice della prima occorrenza oppure -1 se non trovato.</text:p>
      <text:p text:style-name="P13">Considerazioni Tecniche</text:p>
      <text:p text:style-name="P5">È un metodo case sensitive, ovvero distingue tra maiuscole e minuscole.</text:p>
      <text:p text:style-name="P5">Funziona con numeri, stringhe e altri tipi di dati comparabili.</text:p>
      <text:p text:style-name="P5"/>
      <text:p text:style-name="P1"><text:span text:style-name="Source_20_Text"><text:span text:style-name="T4">map()</text:span></text:span></text:p>
      <text:p text:style-name="P2"><text:span text:style-name="Source_20_Text"><text:span text:style-name="T8">map()</text:span></text:span> è una funzione che <text:span text:style-name="Strong_20_Emphasis">applica un’altra funzione a ogni elemento</text:span> di un array e restituisce un nuovo array contenente i risultati.</text:p>
      <text:p text:style-name="P3"><text:span text:style-name="Strong_20_Emphasis">Non muta l’array originale</text:span></text:p>
      <text:list xml:id="list1543761622" text:style-name="L1">
        <text:list-item>
          <text:p text:style-name="P39"><text:span text:style-name="Strong_20_Emphasis"><text:span text:style-name="T8">Restituisce un nuovo array</text:span></text:span></text:p>
        </text:list-item>
      </text:list>
      <text:list xml:id="list1737683185" text:style-name="L2">
        <text:list-item>
          <text:p text:style-name="P40"><text:span text:style-name="Strong_20_Emphasis"><text:span text:style-name="T8">Applica una funzione a ciascun elemento</text:span></text:span><text:span text:style-name="T8">, passando tre parametri:</text:span></text:p>
        </text:list-item>
      </text:list>
      <text:list xml:id="list332489840" text:style-name="L3">
        <text:list-item>
          <text:p text:style-name="P44">il valore corrente,</text:p>
        </text:list-item>
        <text:list-item>
          <text:p text:style-name="P44">l’indice corrente,</text:p>
        </text:list-item>
        <text:list-item>
          <text:p text:style-name="P44">l’array stesso.</text:p>
        </text:list-item>
      </text:list>
      <text:p text:style-name="P8">Ex:</text:p>
      <text:p text:style-name="P8">let numbers = [1, 2, 3];</text:p>
      <text:p text:style-name="P8">let doubled = numbers.map(n =&gt; n * 2);</text:p>
      <text:p text:style-name="P8">// Risultato: [2, 4, 6]</text:p>
      <text:p text:style-name="P8"/>
      <text:p text:style-name="P8"/>
      <text:p text:style-name="P8"/>
      <text:p text:style-name="P11"><text:soft-page-break/>In questo esempio:</text:p>
      <text:list xml:id="list246375631" text:style-name="L4">
        <text:list-item>
          <text:p text:style-name="P41"><text:span text:style-name="T8">La funzione </text:span><text:span text:style-name="Source_20_Text"><text:span text:style-name="T8">n =&gt; n * 2</text:span></text:span><text:span text:style-name="T8"> è </text:span><text:span text:style-name="Strong_20_Emphasis"><text:span text:style-name="T8">pura</text:span></text:span><text:span text:style-name="T8">: restituisce sempre il doppio del numero fornito, senza effetti collaterali.</text:span></text:p>
        </text:list-item>
        <text:list-item>
          <text:p text:style-name="P41"><text:span text:style-name="T8">Il metodo </text:span><text:span text:style-name="Source_20_Text"><text:span text:style-name="T8">map()</text:span></text:span><text:span text:style-name="T8"> </text:span><text:span text:style-name="Strong_20_Emphasis"><text:span text:style-name="T8">non altera</text:span></text:span><text:span text:style-name="T8"> l’array originale </text:span><text:span text:style-name="Source_20_Text"><text:span text:style-name="T8">numbers</text:span></text:span><text:span text:style-name="T8">.</text:span></text:p>
        </text:list-item>
        <text:list-item>
          <text:p text:style-name="P41"><text:span text:style-name="T8">Il risultato </text:span><text:span text:style-name="Source_20_Text"><text:span text:style-name="T8">doubled</text:span></text:span><text:span text:style-name="T8"> è un nuovo array, derivato applicando una trasformazione a ogni elemento.</text:span></text:p>
        </text:list-item>
      </text:list>
      <text:p text:style-name="P10">Il metodo <text:span text:style-name="Source_20_Text"><text:span text:style-name="T8">map()</text:span></text:span> <text:span text:style-name="Strong_20_Emphasis">non garantisce automaticamente</text:span> la purezza: <text:span text:style-name="Strong_20_Emphasis">dipende dalla funzione</text:span> che gli viene passata</text:p>
      <text:p text:style-name="P10"/>
      <text:p text:style-name="P31">Filter()</text:p>
      <text:p text:style-name="P17">Restituisce un nuovo array contenente <text:span text:style-name="Strong_20_Emphasis">solo gli elementi che soddisfano una condizione</text:span> (funzione di test).</text:p>
      <text:p text:style-name="P26"><text:span text:style-name="Strong_20_Emphasis"><text:span text:style-name="T8">Proprietà</text:span></text:span><text:span text:style-name="T8">:</text:span></text:p>
      <text:list xml:id="list2231075209" text:style-name="L5">
        <text:list-item>
          <text:p text:style-name="P42"><text:span text:style-name="Strong_20_Emphasis"><text:span text:style-name="T8">Non mutativo</text:span></text:span></text:p>
        </text:list-item>
        <text:list-item>
          <text:p text:style-name="P42"><text:span text:style-name="T8">Funziona perfettamente con </text:span><text:span text:style-name="Strong_20_Emphasis"><text:span text:style-name="T8">funzioni pure</text:span></text:span></text:p>
        </text:list-item>
        <text:list-item>
          <text:p text:style-name="P45">Restituisce un sottoinsieme dell’array originale</text:p>
        </text:list-item>
      </text:list>
      <text:p text:style-name="P16">ex:</text:p>
      <text:p text:style-name="P16">let nums = [1, 2, 3, 4, 5];</text:p>
      <text:p text:style-name="P16">let even = nums.filter(n =&gt; n % 2 === 0); // [2, 4]</text:p>
      <text:p text:style-name="P32">reduce()</text:p>
      <text:p text:style-name="P23"><text:span text:style-name="T11">Riduce l’array a un singolo valore, applicando una funzione </text:span><text:span text:style-name="Strong_20_Emphasis"><text:span text:style-name="T11">accumulatrice</text:span></text:span><text:span text:style-name="T11"> su ciascun elemento, da sinistra a destra.</text:span></text:p>
      <text:p text:style-name="P26"><text:span text:style-name="Strong_20_Emphasis"><text:span text:style-name="T8">Proprietà</text:span></text:span><text:span text:style-name="T8">:</text:span></text:p>
      <text:list xml:id="list2613225544" text:style-name="L6">
        <text:list-item>
          <text:p text:style-name="P46">Non mutativo</text:p>
        </text:list-item>
        <text:list-item>
          <text:p text:style-name="P43"><text:span text:style-name="T8">Estremamente potente: può simulare </text:span><text:span text:style-name="Source_20_Text"><text:span text:style-name="T8">map</text:span></text:span><text:span text:style-name="T8">, </text:span><text:span text:style-name="Source_20_Text"><text:span text:style-name="T8">filter</text:span></text:span><text:span text:style-name="T8">, </text:span><text:span text:style-name="Source_20_Text"><text:span text:style-name="T8">find</text:span></text:span><text:span text:style-name="T8">, </text:span><text:span text:style-name="Source_20_Text"><text:span text:style-name="T8">sum</text:span></text:span><text:span text:style-name="T8">, </text:span><text:span text:style-name="Source_20_Text"><text:span text:style-name="T8">groupBy</text:span></text:span></text:p>
        </text:list-item>
        <text:list-item>
          <text:p text:style-name="P46">La funzione passata deve essere pura per garantire prevedibilità</text:p>
        </text:list-item>
      </text:list>
      <text:p text:style-name="P25">ex:</text:p>
      <text:p text:style-name="P25">let nums = [1, 2, 3, 4];</text:p>
      <text:p text:style-name="P19">let sum = nums.reduce((acc, n) =&gt; acc + n, 0); // 10</text:p>
      <text:p text:style-name="P27"><text:span text:style-name="Strong_20_Emphasis"><text:span text:style-name="T9">Il Metodo </text:span></text:span><text:span text:style-name="Source_20_Text"><text:span text:style-name="T10">toUpperCase()</text:span></text:span></text:p>
      <text:p text:style-name="P29"><text:span text:style-name="T9">Uno dei metodi fondamentali delle stringhe è </text:span><text:span text:style-name="Source_20_Text"><text:span text:style-name="T9">toUpperCase()</text:span></text:span><text:span text:style-name="T9">, che converte tutti i caratteri di una stringa in lettere maiuscole. Questo metodo non modifica la stringa originale, ma restituisce una nuova stringa trasformata.</text:span></text:p>
      <text:p text:style-name="P29"><text:span text:style-name="Strong_20_Emphasis"><text:span text:style-name="T9">Esempio pratico</text:span></text:span><text:span text:style-name="T9">:</text:span></text:p>
      <text:p text:style-name="P28"><text:span text:style-name="Source_20_Text"><text:span text:style-name="T9">let myString = "I'm really hungry for some";</text:span></text:span></text:p>
      <text:p text:style-name="P28"><text:span text:style-name="Source_20_Text"><text:span text:style-name="T9">console.log(myString);</text:span></text:span></text:p>
      <text:p text:style-name="P28"><text:span text:style-name="Source_20_Text"><text:span text:style-name="T9">let myUpperString = myString.toUpperCase();</text:span></text:span></text:p>
      <text:p text:style-name="P27"><text:span text:style-name="Source_20_Text"><text:span text:style-name="T9">console.log(myUpperString);</text:span></text:span></text:p>
      <text:p text:style-name="P27"><text:span text:style-name="Source_20_Text"><text:span text:style-name="T9"/></text:span></text:p>
      <text:p text:style-name="P9"><text:soft-page-break/>In questo esempio:</text:p>
      <text:list xml:id="list1524546733" text:style-name="L7">
        <text:list-item>
          <text:p text:style-name="P47"><text:span text:style-name="T9">Si crea una variabile </text:span><text:span text:style-name="Source_20_Text"><text:span text:style-name="T9">myString</text:span></text:span><text:span text:style-name="T9"> a cui viene assegnata la stringa </text:span><text:span text:style-name="Source_20_Text"><text:span text:style-name="T9">"I'm really hungry for some"</text:span></text:span><text:span text:style-name="T9">.</text:span></text:p>
        </text:list-item>
        <text:list-item>
          <text:p text:style-name="P47"><text:span text:style-name="T9">Viene utilizzato </text:span><text:span text:style-name="Source_20_Text"><text:span text:style-name="T9">console.log()</text:span></text:span><text:span text:style-name="T9"> per stampare la stringa originale.</text:span></text:p>
        </text:list-item>
        <text:list-item>
          <text:p text:style-name="P47"><text:span text:style-name="T9">Si crea una seconda variabile </text:span><text:span text:style-name="Source_20_Text"><text:span text:style-name="T9">myUpperString</text:span></text:span><text:span text:style-name="T9">, a cui viene assegnata la versione maiuscola della stringa originale.</text:span></text:p>
        </text:list-item>
        <text:list-item>
          <text:p text:style-name="P48">Infine, anche questa stringa trasformata viene stampata nel console log.</text:p>
        </text:list-item>
      </text:list>
      <text:h text:style-name="P18" text:outline-level="3"><text:span text:style-name="Strong_20_Emphasis"><text:span text:style-name="T13">Metodo </text:span></text:span><text:span text:style-name="Strong_20_Emphasis"><text:span text:style-name="Source_20_Text"><text:span text:style-name="T14">.substring(startIndex, endIndex)</text:span></text:span></text:span></text:h>
      <text:h text:style-name="Heading_20_4" text:outline-level="4"><text:span text:style-name="Strong_20_Emphasis"><text:span text:style-name="T8">Definizione:</text:span></text:span></text:h>
      <text:p text:style-name="Text_20_body"><text:span text:style-name="T8">Il metodo </text:span><text:span text:style-name="Source_20_Text"><text:span text:style-name="T8">.substring()</text:span></text:span><text:span text:style-name="T8"> restituisce una sottostringa compresa tra due indici all’interno della stringa originale.</text:span></text:p>
      <text:p text:style-name="P22"><text:tab/><text:tab/>string.substring(startIndex, endIndex)</text:p>
      <text:p text:style-name="P20"><text:span text:style-name="Source_20_Text"><text:span text:style-name="T8">startIndex</text:span></text:span> (obbligatorio): la posizione <text:span text:style-name="Strong_20_Emphasis">iniziale</text:span> da cui partire per l’estrazione.</text:p>
      <text:list xml:id="list2622547637" text:style-name="L8">
        <text:list-item>
          <text:p text:style-name="P54"><text:span text:style-name="Source_20_Text"><text:span text:style-name="T8">endIndex</text:span></text:span><text:span text:style-name="T8"> (facoltativo): la posizione </text:span><text:span text:style-name="Strong_20_Emphasis"><text:span text:style-name="T8">non inclusa</text:span></text:span><text:span text:style-name="T8"> di arrivo. Se omesso, la sottostringa prosegue fino alla fine della stringa.</text:span></text:p>
        </text:list-item>
      </text:list>
      <text:p text:style-name="P21"><text:span text:style-name="Strong_20_Emphasis"><text:span text:style-name="T13">Metodo </text:span></text:span><text:span text:style-name="Strong_20_Emphasis"><text:span text:style-name="Source_20_Text"><text:span text:style-name="T14">.search(regexp | string)</text:span></text:span></text:span></text:p>
      <text:p text:style-name="P20"><text:line-break/><text:span text:style-name="Strong_20_Emphasis">Definizione:</text:span><text:line-break/>Restituisce l’indice della prima occorrenza di una sottostringa o di un’espressione regolare all’interno della stringa su cui viene chiamato. Se non trova corrispondenze, restituisce <text:span text:style-name="Source_20_Text"><text:span text:style-name="T8">-1</text:span></text:span>.<text:line-break/>  <text:span text:style-name="Strong_20_Emphasis">Sintassi:</text:span><text:line-break/>    <text:span text:style-name="Source_20_Text"><text:span text:style-name="T8">string.search(regexp | string)</text:span></text:span><text:line-break/><text:span text:style-name="Strong_20_Emphasis">Parametri:</text:span><text:line-break/>  • <text:span text:style-name="Source_20_Text"><text:span text:style-name="T8">regexp | string</text:span></text:span> (obbligatorio): la sottostringa o l’espressione regolare da cercare nella stringa.</text:p>
      <text:p text:style-name="P20">let str = "I'm really hungry";</text:p>
      <text:p text:style-name="P20">let index = str.search("really");</text:p>
      <text:p text:style-name="P20">console.log(index); // Output: 5</text:p>
      <text:p text:style-name="P55">metodo .split()</text:p>
      <text:p text:style-name="P49">Il metodo <text:span text:style-name="Source_20_Text">.split()</text:span> è un metodo dell’oggetto <text:span text:style-name="Strong_20_Emphasis">String</text:span>. Consente di suddividere una stringa in più parti, restituendo un <text:span text:style-name="Strong_20_Emphasis">array</text:span> in cui ogni elemento è una sottostringa separata da un delimitatore.</text:p>
      <text:p text:style-name="Text_20_body">  <text:span text:style-name="Strong_20_Emphasis">Sintassi:</text:span><text:line-break/>    <text:span text:style-name="Source_20_Text">string.split(separator)</text:span></text:p>
      <text:p text:style-name="P49"><text:span text:style-name="Strong_20_Emphasis">separator</text:span> (obbligatorio): una stringa o espressione regolare che definisce il punto di separazione tra le sottostringhe.</text:p>
      <text:p text:style-name="P49">Il metodo <text:span text:style-name="Strong_20_Emphasis">non modifica la stringa originale</text:span>, ma restituisce un nuovo array.</text:p>
      <text:list xml:id="list3126790437" text:style-name="L10">
        <text:list-item>
          <text:p text:style-name="P57">Se il separatore non viene trovato nella stringa, l’intero contenuto viene restituito come unico elemento dell’array.</text:p>
        </text:list-item>
        <text:list-item>
          <text:p text:style-name="P57">Se il separatore è una stringa vuota <text:span text:style-name="Source_20_Text">""</text:span>, la stringa viene divisa <text:span text:style-name="Strong_20_Emphasis">in caratteri singoli</text:span>.</text:p>
        </text:list-item>
      </text:list>
      <text:p text:style-name="P50"><text:soft-page-break/></text:p>
      <text:p text:style-name="P50"><text:span text:style-name="T12">Il metodo </text:span><text:span text:style-name="Source_20_Text"><text:span text:style-name="T12">.reverse()</text:span></text:span></text:p>
      <text:p text:style-name="P51">Il metodo <text:span text:style-name="Source_20_Text">.reverse()</text:span> è un metodo dell’oggetto <text:span text:style-name="Strong_20_Emphasis">Array</text:span>. Permette di <text:span text:style-name="Strong_20_Emphasis">invertire l’ordine</text:span> degli elementi presenti nell’array.</text:p>
      <text:p text:style-name="Text_20_body">  <text:span text:style-name="Strong_20_Emphasis">Sintassi:</text:span><text:line-break/>    <text:span text:style-name="Source_20_Text">array.reverse()</text:span></text:p>
      <text:p text:style-name="P51">Restituisce <text:span text:style-name="Strong_20_Emphasis">lo stesso array</text:span> su cui è stato chiamato, ma con gli elementi <text:span text:style-name="Strong_20_Emphasis">in ordine inverso</text:span>.</text:p>
      <text:p text:style-name="P51">let array = ["a", "b", "c"];</text:p>
      <text:p text:style-name="P51">array.reverse();</text:p>
      <text:p text:style-name="P51">console.log(array); // Output: ["c", "b", "a"]</text:p>
      <text:p text:style-name="P52"><text:span text:style-name="T7">Il metodo </text:span><text:span text:style-name="Source_20_Text"><text:span text:style-name="T7">.join()</text:span></text:span></text:p>
      <text:p text:style-name="P53">Il metodo <text:span text:style-name="Source_20_Text">.join()</text:span> è un metodo dell’oggetto <text:span text:style-name="Strong_20_Emphasis">Array</text:span>. Consente di unire tutti gli elementi di un array in una <text:span text:style-name="Strong_20_Emphasis">singola stringa</text:span>, separando ogni elemento con un delimitatore specificato.</text:p>
      <text:p text:style-name="Text_20_body">  <text:span text:style-name="Strong_20_Emphasis">Sintassi:</text:span><text:line-break/>    <text:span text:style-name="Source_20_Text">array.join(separator)</text:span></text:p>
      <text:p text:style-name="P53"><text:span text:style-name="Strong_20_Emphasis">separator</text:span> (facoltativo): una stringa da inserire tra ciascun elemento dell’array.<text:line-break/>  Se omesso, il separatore predefinito è la <text:span text:style-name="Strong_20_Emphasis">virgola</text:span> (<text:span text:style-name="Source_20_Text">,</text:span>).</text:p>
      <text:p text:style-name="P53">let array = ["a", "b", "c"];</text:p>
      <text:p text:style-name="P53">console.log(array.join("-")); // Output: "a-b-c"</text:p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Gayathri ThinGayathri Thin" svg:font-family="'Gayathri ThinGayathri Thin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189in" fo:margin-right="0.32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1T16:49:30.280431973</dc:date>
    <meta:editing-duration>PT46M2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6" meta:paragraph-count="166" meta:word-count="1366" meta:character-count="9368" meta:non-whitespace-character-count="8117"/>
  </office:meta>
</office:document-meta>
</file>